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686" officeooo:paragraph-rsid="001f8686"/>
    </style:style>
    <style:style style:name="P2" style:family="paragraph" style:parent-style-name="Standard" style:list-style-name="L1">
      <style:text-properties officeooo:rsid="00209e83" officeooo:paragraph-rsid="00214b6f"/>
    </style:style>
    <style:style style:name="P3" style:family="paragraph" style:parent-style-name="Standard">
      <style:text-properties officeooo:rsid="00209e83" officeooo:paragraph-rsid="00209e83"/>
    </style:style>
    <style:style style:name="P4" style:family="paragraph" style:parent-style-name="Standard" style:list-style-name="L1">
      <style:text-properties officeooo:rsid="00214b6f" officeooo:paragraph-rsid="00214b6f"/>
    </style:style>
    <style:style style:name="P5" style:family="paragraph" style:parent-style-name="Standard">
      <style:text-properties officeooo:rsid="00214b6f" officeooo:paragraph-rsid="00214b6f"/>
    </style:style>
    <style:style style:name="P6" style:family="paragraph" style:parent-style-name="Standard" style:list-style-name="L1">
      <style:text-properties officeooo:rsid="00222c75" officeooo:paragraph-rsid="00222c75"/>
    </style:style>
    <style:style style:name="T1" style:family="text">
      <style:text-properties officeooo:rsid="00214b6f"/>
    </style:style>
    <style:style style:name="T2" style:family="text">
      <style:text-properties officeooo:rsid="00209e83"/>
    </style:style>
    <style:style style:name="T3" style:family="text">
      <style:text-properties officeooo:rsid="00238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sh installation of ROS:</text:p>
      <text:p text:style-name="P1"/>
      <text:list xml:id="list101425359495427792" text:style-name="L1">
        <text:list-item>
          <text:p text:style-name="P4">Step 1 : To install ROS kinetic on Ubuntu</text:p>
          <text:p text:style-name="P4"><text:s text:c="4"/>sudo apt-get install ros-kinetic-desktop-full</text:p>
          <text:p text:style-name="P4"/>
        </text:list-item>
        <text:list-item>
          <text:p text:style-name="P2"><text:span text:style-name="T1">Step 2: To remove the default Gazebo 7</text:span></text:p>
          <text:p text:style-name="P2"><text:s text:c="4"/>sudo apt-get remove '.*gazebo.*' '.*sdformat.*' '.*ignition-math.*' '.*ignition-msgs.*' '.*ignition-transport.*'</text:p>
          <text:p text:style-name="P2"/>
        </text:list-item>
        <text:list-item>
          <text:p text:style-name="P4">Step 3: To install gazebo 9</text:p>
          <text:p text:style-name="P4"><text:span text:style-name="T2"><text:s text:c="4"/>curl -ssL http://get.gazebosim.org | sh</text:span></text:p>
          <text:p text:style-name="P4"/>
        </text:list-item>
        <text:list-item>
          <text:p text:style-name="P4">Step 4: Create a catkin workspace and clone gazebo_ros_pkgs and build it</text:p>
          <text:p text:style-name="P4"><text:s text:c="4"/>git clone <text:a xlink:type="simple" xlink:href="https://github.com/ros-controls/ros_controllers.git" text:style-name="Internet_20_link" text:visited-style-name="Visited_20_Internet_20_Link">https://github.com/ros-controls/ros_controllers.git</text:a></text:p>
          <text:p text:style-name="P4"><text:s text:c="4"/>catkin_make</text:p>
        </text:list-item>
      </text:list>
      <text:p text:style-name="P5"/>
      <text:list xml:id="list151549030010916" text:continue-numbering="true" text:style-name="L1">
        <text:list-item>
          <text:p text:style-name="P4">Step 5: Install the needed dependencies by using the below command </text:p>
          <text:p text:style-name="P4"><text:s text:c="4"/>sudo apt-get install ros-kinetic-”depndency”</text:p>
          <text:p text:style-name="P6"/>
        </text:list-item>
        <text:list-item>
          <text:p text:style-name="P6">Step 6: <text:span text:style-name="T3">Build the mirvehicle_ws and fix the primary errors by following Dr. Kwon’s catvehicle_ws repository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40:51.413254068</meta:creation-date>
    <dc:date>2018-04-18T15:15:42.363251948</dc:date>
    <meta:editing-duration>P5DT2H13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7" meta:character-count="731" meta:non-whitespace-character-count="628"/>
  </office:meta>
</office:document-meta>
</file>